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is Almanzar</text:p>
      <text:p text:style-name="P1">4/2/14</text:p>
      <text:p text:style-name="P1">Project #8</text:p>
      <text:p text:style-name="P2">Documentation</text:p>
      <text:p text:style-name="P3"><text:tab/>This project went well. <text:s/>It prompts the user for the name of the file to read in the cards. <text:s/>Then asks for player file and how many players are going to play. <text:s/>Depending on the number of players it will allocate memory for the player array. <text:s/></text:p>
      <text:p text:style-name="P3"><text:tab/>The other processes work flawlessly as well. <text:s/>“Shuffle” copies the cards from the unshuffled deck to the shuffled deck then swaps them numerous times. <text:s/>“Deal” gives each of the players their hands one by one from the shuffled deck then puts all but one of the remains of the cards into the stock pile then the last card goes into the discard pile. <text:s/></text:p>
      <text:p text:style-name="P3"><text:tab/>The rest of the menu options just display everything.</text:p>
      <text:p text:style-name="P3"><text:tab/></text:p>
      <text:p text:style-name="P3"><text:tab/>This project went very well once I had my classes working with their functions and operators, the rest of this project was a piece of ca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2T11:16:30</meta:creation-date>
    <dc:date>2014-04-02T11:38:31</dc:date>
    <meta:editing-duration>PT6M51S</meta:editing-duration>
    <meta:editing-cycles>1</meta:editing-cycles>
    <meta:document-statistic meta:table-count="0" meta:image-count="0" meta:object-count="0" meta:page-count="1" meta:paragraph-count="9" meta:word-count="150" meta:character-count="830" meta:non-whitespace-character-count="674"/>
    <meta:generator>LibreOffice/3.5$Linux_x86 LibreOffice_project/350m1$Build-2</meta:generator>
  </office:meta>
</office:document-meta>
</file>